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">
        <style:list-level-properties text:space-before="0.5972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097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97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097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97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097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97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097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972in" text:min-label-width="0.25in"/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0pt" style:font-size-asian="10pt" style:font-size-complex="10pt"/>
    </style:style>
    <style:style style:name="P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justify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3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4" style:parent-style-name="NormalWeb" style:family="paragraph">
      <style:paragraph-properties fo:text-align="center" fo:margin-top="0in" fo:margin-bottom="0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" style:parent-style-name="Textoindependiente" style:family="paragraph">
      <style:paragraph-properties fo:text-indent="0.4916in"/>
    </style:style>
    <style:style style:name="T26" style:parent-style-name="Fuentedepárrafopredeter." style:family="text">
      <style:text-properties style:font-name="Arial" style:font-name-complex="Arial" fo:font-size="10pt" style:font-size-asian="10pt"/>
    </style:style>
    <style:style style:name="T27" style:parent-style-name="Fuentedepárrafopredeter." style:family="text">
      <style:text-properties style:font-name="Arial" style:font-name-complex="Arial" fo:font-weight="bold" style:font-weight-asian="bold" fo:font-size="10pt" style:font-size-asian="10pt"/>
    </style:style>
    <style:style style:name="T28" style:parent-style-name="Fuentedepárrafopredeter." style:family="text">
      <style:text-properties style:font-name="Arial" style:font-name-complex="Arial" fo:font-size="10pt" style:font-size-asian="10pt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0" style:parent-style-name="Fuentedepárrafopredeter." style:family="text">
      <style:text-properties style:font-name="Arial" style:font-name-complex="Arial" fo:font-size="10pt" style:font-size-asian="10pt"/>
    </style:style>
    <style:style style:name="P31" style:parent-style-name="Textoindependiente" style:family="paragraph">
      <style:paragraph-properties fo:text-indent="0.4916in"/>
      <style:text-properties style:font-name="Arial" style:font-name-complex="Arial" fo:font-size="10pt" style:font-size-asian="10pt"/>
    </style:style>
    <style:style style:name="P32" style:parent-style-name="Textoindependiente" style:family="paragraph">
      <style:paragraph-properties fo:text-indent="0.4916in"/>
      <style:text-properties style:font-name="Arial" style:font-name-complex="Arial" fo:font-size="10pt" style:font-size-asian="10pt"/>
    </style:style>
    <style:style style:name="TableColumn34" style:family="table-column">
      <style:table-column-properties style:column-width="1.1868in" style:use-optimal-column-width="false"/>
    </style:style>
    <style:style style:name="TableColumn35" style:family="table-column">
      <style:table-column-properties style:column-width="0.8527in" style:use-optimal-column-width="false"/>
    </style:style>
    <style:style style:name="TableColumn36" style:family="table-column">
      <style:table-column-properties style:column-width="1.652in" style:use-optimal-column-width="false"/>
    </style:style>
    <style:style style:name="TableColumn37" style:family="table-column">
      <style:table-column-properties style:column-width="1.5958in" style:use-optimal-column-width="false"/>
    </style:style>
    <style:style style:name="TableColumn38" style:family="table-column">
      <style:table-column-properties style:column-width="0.9375in" style:use-optimal-column-width="false"/>
    </style:style>
    <style:style style:name="Table33" style:family="table">
      <style:table-properties style:width="6.225in" style:rel-width="103.64%" fo:margin-left="0in" table:align="left"/>
    </style:style>
    <style:style style:name="TableRow39" style:family="table-row">
      <style:table-row-properties style:min-row-height="0.209in" style:use-optimal-row-height="false"/>
    </style:style>
    <style:style style:name="TableCell40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4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4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in"/>
    </style:style>
    <style:style style:name="P5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4" style:family="table-row">
      <style:table-row-properties style:min-row-height="0.209in" style:use-optimal-row-height="false"/>
    </style:style>
    <style:style style:name="TableCell55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56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ableCell57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58" style:parent-style-name="Fuentedepárrafopredeter." style:family="text">
      <style:text-properties style:font-name="Arial" style:font-name-asian="Calibri" style:font-name-complex="Arial" style:font-weight-complex="bold" fo:font-size="10pt" style:font-size-asian="10pt" style:font-size-complex="10pt" fo:language="en" fo:country="US"/>
    </style:style>
    <style:style style:name="TableCell59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60" style:parent-style-name="Fuentedepárrafopredeter." style:family="text">
      <style:text-properties style:font-name="Arial" style:font-name-asian="Calibri" style:font-name-complex="Arial" style:font-weight-complex="bold" fo:font-size="10pt" style:font-size-asian="10pt" style:font-size-complex="10pt"/>
    </style:style>
    <style:style style:name="TableCell61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62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TableCell63" style:family="table-cell">
      <style:table-cell-properties fo:border-top="none" fo:border-left="none" fo:border-bottom="0.0138in solid #000000" fo:border-right="none" fo:padding-top="0in" fo:padding-left="0.1in" fo:padding-bottom="0in" fo:padding-right="0in"/>
    </style:style>
    <style:style style:name="P64" style:parent-style-name="Normal" style:family="paragraph">
      <style:paragraph-properties fo:text-align="center"/>
    </style:style>
    <style:style style:name="T65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P66" style:parent-style-name="Textoindependiente" style:family="paragraph">
      <style:text-properties style:font-name="Arial" style:font-name-complex="Arial" fo:font-size="10pt" style:font-size-asian="10pt"/>
    </style:style>
    <style:style style:name="TableColumn68" style:family="table-column">
      <style:table-column-properties style:column-width="1.5763in"/>
    </style:style>
    <style:style style:name="TableColumn69" style:family="table-column">
      <style:table-column-properties style:column-width="1.4708in"/>
    </style:style>
    <style:style style:name="TableColumn70" style:family="table-column">
      <style:table-column-properties style:column-width="1.2819in"/>
    </style:style>
    <style:style style:name="TableColumn71" style:family="table-column">
      <style:table-column-properties style:column-width="1.752in"/>
    </style:style>
    <style:style style:name="Table67" style:family="table">
      <style:table-properties style:width="6.0812in" style:rel-width="99.8%" fo:margin-left="0in" table:align="left"/>
    </style:style>
    <style:style style:name="TableRow72" style:family="table-row">
      <style:table-row-properties style:min-row-height="0.209in"/>
    </style:style>
    <style:style style:name="TableCell73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7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7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1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" style:family="table-cell">
      <style:table-cell-properties fo:border-top="0.0138in solid #000000" fo:border-left="none" fo:border-bottom="0.0138in solid #000000" fo:border-right="none" fo:background-color="#D9D9D9" fo:padding-top="0in" fo:padding-left="0.1in" fo:padding-bottom="0in" fo:padding-right="0.075in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5" style:family="table-row">
      <style:table-row-properties style:min-row-height="0.209in"/>
    </style:style>
    <style:style style:name="TableCell86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87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ableCell88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89" style:parent-style-name="Fuentedepárrafopredeter." style:family="text">
      <style:text-properties style:font-name="Arial" style:font-name-asian="Calibri" style:font-name-complex="Arial" style:font-weight-complex="bold" fo:font-size="10pt" style:font-size-asian="10pt" style:font-size-complex="10pt" fo:language="en" fo:country="US"/>
    </style:style>
    <style:style style:name="TableCell90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91" style:parent-style-name="Fuentedepárrafopredeter." style:family="text">
      <style:text-properties style:font-name="Arial" style:font-name-asian="Calibri" style:font-name-complex="Arial" style:font-weight-complex="bold" fo:font-size="10pt" style:font-size-asian="10pt" style:font-size-complex="10pt"/>
    </style:style>
    <style:style style:name="TableCell92" style:family="table-cell">
      <style:table-cell-properties fo:border-top="none" fo:border-left="none" fo:border-bottom="0.0138in solid #000000" fo:border-right="none" fo:padding-top="0in" fo:padding-left="0.1in" fo:padding-bottom="0in" fo:padding-right="0.075in"/>
    </style:style>
    <style:style style:name="T93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P94" style:parent-style-name="Textoindependiente" style:family="paragraph">
      <style:text-properties style:font-name="Arial" style:font-name-complex="Arial" fo:font-size="10pt" style:font-size-asian="10pt"/>
    </style:style>
    <style:style style:name="P95" style:parent-style-name="Textoindependiente" style:family="paragraph">
      <style:text-properties style:font-name="Arial" style:font-name-complex="Arial" fo:font-size="10pt" style:font-size-asian="10pt"/>
    </style:style>
    <style:style style:name="P96" style:parent-style-name="Normal" style:family="paragraph">
      <style:paragraph-properties fo:text-align="justify" fo:text-indent="0.4923in"/>
      <style:text-properties style:font-name="Arial" style:font-name-complex="Arial" fo:font-size="10pt" style:font-size-asian="10pt" style:font-size-complex="10pt"/>
    </style:style>
    <style:style style:name="P97" style:parent-style-name="Textoindependiente" style:family="paragraph">
      <style:text-properties style:font-name="Arial" style:font-name-complex="Arial" fo:font-size="10pt" style:font-size-asian="10pt"/>
    </style:style>
    <style:style style:name="P9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0" style:parent-style-name="NormalWeb" style:family="paragraph">
      <style:paragraph-properties fo:text-align="justify" fo:margin-top="0in" fo:margin-bottom="0in" fo:margin-left="0.3472in" fo:text-indent="-0.3472in">
        <style:tab-stops>
          <style:tab-stop style:type="left" style:position="0.1527in"/>
        </style:tab-stops>
      </style:paragraph-properties>
    </style:style>
    <style:style style:name="T1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5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T1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7" style:parent-style-name="NormalWeb" style:family="paragraph">
      <style:paragraph-properties fo:text-align="justify" fo:margin-top="0in" fo:margin-bottom="0in" fo:margin-left="0.34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8" style:parent-style-name="Normal" style:family="paragraph">
      <style:paragraph-properties fo:text-align="justify" fo:margin-left="0.3472in" fo:text-indent="-0.3472in">
        <style:tab-stops>
          <style:tab-stop style:type="left" style:position="0.1527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09" style:parent-style-name="Normal" style:family="paragraph">
      <style:paragraph-properties fo:text-align="justify" fo:margin-left="0.34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0" style:parent-style-name="Normal" style:family="paragraph">
      <style:paragraph-properties fo:text-align="justify" fo:margin-left="0.5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1" style:parent-style-name="Párrafodelista" style:family="paragraph">
      <style:text-properties style:font-name="Arial" style:font-name-complex="Arial" fo:font-size="10pt" style:font-size-asian="10pt" style:font-size-complex="10pt"/>
    </style:style>
    <style:style style:name="P112" style:parent-style-name="Normal" style:family="paragraph">
      <style:paragraph-properties fo:text-align="justify" fo:margin-left="0.3472in" fo:text-indent="-0.3472in">
        <style:tab-stops>
          <style:tab-stop style:type="left" style:position="0.1527in"/>
        </style:tab-stops>
      </style:paragraph-properties>
    </style:style>
    <style:style style:name="T1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5" style:parent-style-name="Párrafodelista" style:family="paragraph">
      <style:text-properties style:font-name="Arial" style:font-name-complex="Arial" fo:font-size="10pt" style:font-size-asian="10pt" style:font-size-complex="10pt"/>
    </style:style>
    <style:style style:name="P116" style:parent-style-name="Normal" style:family="paragraph">
      <style:paragraph-properties fo:text-align="justify" fo:margin-left="0.3472in" fo:text-indent="-0.3472in">
        <style:tab-stops>
          <style:tab-stop style:type="left" style:position="0.1527in"/>
        </style:tab-stops>
      </style:paragraph-properties>
    </style:style>
    <style:style style:name="T11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0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T121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T122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T123" style:parent-style-name="Fuentedepárrafopredeter." style:family="text">
      <style:text-properties style:font-name="Arial" style:font-name-asian="Calibri" style:font-name-complex="Arial" fo:font-size="10pt" style:font-size-asian="10pt" style:font-size-complex="10pt"/>
    </style:style>
    <style:style style:name="T1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5" style:parent-style-name="Párrafodelista" style:family="paragraph">
      <style:text-properties style:font-name="Arial" style:font-name-complex="Arial" fo:font-size="10pt" style:font-size-asian="10pt" style:font-size-complex="10pt"/>
    </style:style>
    <style:style style:name="P126" style:parent-style-name="Normal" style:family="paragraph">
      <style:paragraph-properties fo:text-align="justify" fo:margin-left="0.3472in" fo:text-indent="-0.3472in">
        <style:tab-stops>
          <style:tab-stop style:type="left" style:position="0.1527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27" style:parent-style-name="Párrafodelista" style:family="paragraph">
      <style:text-properties style:font-name="Arial" style:font-name-complex="Arial" fo:font-size="10pt" style:font-size-asian="10pt" style:font-size-complex="10pt"/>
    </style:style>
    <style:style style:name="P128" style:parent-style-name="Normal" style:family="paragraph">
      <style:paragraph-properties fo:text-align="justify" fo:margin-left="0.3472in" fo:text-indent="-0.3472in">
        <style:tab-stops>
          <style:tab-stop style:type="left" style:position="0.1527in"/>
        </style:tab-stops>
      </style:paragraph-properties>
    </style:style>
    <style:style style:name="T1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0" style:parent-style-name="Fuentedepárrafopredeter." style:family="text">
      <style:text-properties style:font-name="Arial" style:font-name-complex="Arial" fo:font-weight="bold" style:font-weight-asian="bold" fo:font-size="10pt" style:font-size-asian="10pt"/>
    </style:style>
    <style:style style:name="T13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35" style:parent-style-name="Normal" style:family="paragraph">
      <style:paragraph-properties fo:text-align="justify" fo:line-height="115%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36" style:parent-style-name="Normal" style:family="paragraph">
      <style:paragraph-properties fo:text-align="justify" fo:margin-left="0.4916in" fo:margin-right="0.0395in">
        <style:tab-stops/>
      </style:paragraph-properties>
    </style:style>
    <style:style style:name="T1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39" style:parent-style-name="Normal" style:family="paragraph">
      <style:paragraph-properties fo:text-align="justify" fo:margin-left="0.4916in" fo:margin-right="0.0395in">
        <style:tab-stops/>
      </style:paragraph-properties>
    </style:style>
    <style:style style:name="T1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42" style:parent-style-name="Normal" style:family="paragraph">
      <style:paragraph-properties fo:text-align="justify" fo:margin-left="0.4916in" fo:margin-right="0.0395in">
        <style:tab-stops/>
      </style:paragraph-properties>
    </style:style>
    <style:style style:name="T1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45" style:parent-style-name="Normal" style:family="paragraph">
      <style:paragraph-properties fo:text-align="justify" fo:margin-left="0.34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6" style:parent-style-name="NormalWeb" style:family="paragraph">
      <style:paragraph-properties fo:text-align="justify" fo:margin-top="0in" fo:margin-bottom="0in" fo:margin-left="0.3472in" fo:text-indent="-0.3472in">
        <style:tab-stops>
          <style:tab-stop style:type="left" style:position="0.1527in"/>
        </style:tab-stops>
      </style:paragraph-properties>
    </style:style>
    <style:style style:name="T1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48" style:parent-style-name="Normal" style:family="paragraph">
      <style:paragraph-properties fo:text-align="justify" fo:margin-left="0.34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50" style:parent-style-name="Normal" style:family="paragraph">
      <style:paragraph-properties fo:text-align="center" fo:margin-right="-0.3937in"/>
      <style:text-properties style:font-name="Arial" style:font-name-complex="Arial" fo:font-size="10pt" style:font-size-asian="10pt" style:font-size-complex="10pt"/>
    </style:style>
    <style:style style:name="P151" style:parent-style-name="Normal" style:family="paragraph">
      <style:paragraph-properties fo:text-align="center" fo:margin-right="-0.3937in"/>
      <style:text-properties style:font-name="Arial" style:font-name-complex="Arial" fo:font-size="10pt" style:font-size-asian="10pt" style:font-size-complex="10pt"/>
    </style:style>
    <style:style style:name="P152" style:parent-style-name="Normal" style:family="paragraph">
      <style:paragraph-properties fo:text-align="center" fo:margin-right="-0.3937in"/>
      <style:text-properties style:font-name="Arial" style:font-name-complex="Arial" fo:font-size="10pt" style:font-size-asian="10pt" style:font-size-complex="10pt"/>
    </style:style>
    <style:style style:name="P153" style:parent-style-name="Normal" style:family="paragraph">
      <style:paragraph-properties fo:text-align="center" fo:margin-right="-0.3937in"/>
      <style:text-properties style:font-name="Arial" style:font-name-complex="Arial" fo:font-size="10pt" style:font-size-asian="10pt" style:font-size-complex="10pt"/>
    </style:style>
    <style:style style:name="P154" style:parent-style-name="Normal" style:family="paragraph">
      <style:paragraph-properties fo:margin-right="-0.3937in"/>
    </style:style>
    <style:style style:name="T1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57" style:parent-style-name="Título2" style:family="paragraph">
      <style:paragraph-properties fo:text-align="start" fo:margin-right="-0.3937in"/>
      <style:text-properties style:font-name="Arial" style:font-name-complex="Arial" fo:font-weight="normal" style:font-weight-asian="normal" style:font-weight-complex="normal" fo:font-style="normal" style:font-style-asian="normal" style:font-style-complex="normal" fo:font-size="10pt" style:font-size-asian="10pt" style:font-size-complex="10pt" fo:language="pt" fo:country="BR"/>
    </style:style>
    <style:style style:name="P158" style:parent-style-name="Normal" style:family="paragraph">
      <style:paragraph-properties fo:margin-right="-0.3937in"/>
      <style:text-properties style:font-name="Arial" style:font-name-complex="Arial" fo:font-size="10pt" style:font-size-asian="10pt" style:font-size-complex="10pt" fo:language="pt" fo:country="PT"/>
    </style:style>
    <style:style style:name="P159" style:parent-style-name="Normal" style:family="paragraph">
      <style:paragraph-properties fo:margin-right="-0.3937in"/>
      <style:text-properties style:font-name="Arial" style:font-name-complex="Arial" fo:font-size="10pt" style:font-size-asian="10pt" style:font-size-complex="10pt" fo:language="pt" fo:country="PT"/>
    </style:style>
    <style:style style:name="P160" style:parent-style-name="Normal" style:family="paragraph">
      <style:paragraph-properties fo:margin-right="-0.3937in"/>
      <style:text-properties style:font-name="Arial" style:font-name-complex="Arial" fo:font-size="10pt" style:font-size-asian="10pt" style:font-size-complex="10pt" fo:language="pt" fo:country="PT"/>
    </style:style>
    <style:style style:name="P161" style:parent-style-name="Normal" style:family="paragraph">
      <style:paragraph-properties fo:margin-right="-0.3937in"/>
      <style:text-properties style:font-name="Arial" style:font-name-complex="Arial" fo:font-size="10pt" style:font-size-asian="10pt" style:font-size-complex="10pt" fo:language="pt" fo:country="PT"/>
    </style:style>
    <style:style style:name="P162" style:parent-style-name="Normal" style:family="paragraph">
      <style:paragraph-properties fo:margin-right="-0.3937in"/>
      <style:text-properties style:font-name="Arial" style:font-name-complex="Arial" fo:font-size="10pt" style:font-size-asian="10pt" style:font-size-complex="10pt" fo:language="pt" fo:country="PT"/>
    </style:style>
    <style:style style:name="P163" style:parent-style-name="Normal" style:family="paragraph">
      <style:paragraph-properties fo:margin-right="-0.3937in"/>
      <style:text-properties style:font-name="Arial" style:font-name-complex="Arial" fo:font-size="10pt" style:font-size-asian="10pt" style:font-size-complex="10pt" fo:language="pt" fo:country="PT"/>
    </style:style>
    <style:style style:name="P164" style:parent-style-name="Normal" style:family="paragraph">
      <style:paragraph-properties fo:text-align="center" fo:margin-right="-0.3937in"/>
    </style:style>
    <style:style style:name="T165" style:parent-style-name="Fuentedepárrafopredeter." style:family="text">
      <style:text-properties style:font-name="Arial" style:font-name-complex="Arial" fo:font-weight="bold" style:font-weight-asian="bold" fo:color="#008000" fo:font-size="10pt" style:font-size-asian="10pt" style:font-size-complex="10pt"/>
    </style:style>
    <style:style style:name="P166" style:parent-style-name="Normal" style:family="paragraph">
      <style:paragraph-properties fo:text-align="center" fo:margin-right="-0.3937in"/>
    </style:style>
    <style:style style:name="T16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68" style:parent-style-name="Normal" style:family="paragraph">
      <style:paragraph-properties fo:text-align="center"/>
    </style:style>
    <style:style style:name="T1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7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74" style:parent-style-name="Normal" style:family="paragraph">
      <style:text-properties style:font-name="Arial" style:font-name-complex="Arial" fo:font-size="10pt" style:font-size-asian="10pt" style:font-size-complex="10pt" fo:language="en" fo:country="US"/>
    </style:style>
    <style:style style:name="P175" style:parent-style-name="Normal" style:family="paragraph">
      <style:text-properties style:font-name="Arial" style:font-name-complex="Arial" fo:font-size="10pt" style:font-size-asian="10pt" style:font-size-complex="10pt" fo:language="en" fo:country="US"/>
    </style:style>
  </office:automatic-styles>
  <office:body>
    <office:text text:use-soft-page-breaks="true">
      <text:p text:style-name="P1"><text:s/><text:s/></text:p>
      <text:p text:style-name="P3"><text:bookmark-start text:name="bkmAnvisa"/>À</text:p>
      <text:p text:style-name="P4">Agência Nacional de Vigilância Sanitária – ANVISA</text:p>
      <text:p text:style-name="P5">Gerência de Análise Toxicológica – GEATO</text:p>
      <text:p text:style-name="P6">Gerência Geral de Toxicologia – GGTOX</text:p>
      <text:p text:style-name="P7"/>
      <text:p text:style-name="P8"><text:span text:style-name="T9">Ilmo. Gerente de Análise Toxicológica</text:span></text:p>
      <text:p text:style-name="P10"><text:bookmark-start text:name="bkmIbama"/><text:bookmark-end text:name="bkmAnvisa"/>Ao<text:s/></text:p>
      <text:p text:style-name="P11">Ministério do Meio Ambiente<text:s/></text:p>
      <text:p text:style-name="P12">Instituto Brasileiro do Meio Ambiente e dos Recursos Naturais Renováveis – IBAMA</text:p>
      <text:p text:style-name="P13">Gerência Geral de Avaliação e Controle</text:p>
      <text:p text:style-name="P14"/>
      <text:p text:style-name="P15">At: Coordenador (a) Geral da CGASQ</text:p>
      <text:p text:style-name="P16"><text:bookmark-start text:name="bkmMapa"/><text:bookmark-end text:name="bkmIbama"/>Ao</text:p>
      <text:p text:style-name="P17">Ministério da Agricultura Pecuária e Abastecimento – MAPA<text:s/></text:p>
      <text:p text:style-name="P18">Secretaria de Defesa Agropecuária – SDA</text:p>
      <text:p text:style-name="P19">Departamento de Defesa e Inspeção Vegetal – DDIV<text:s/></text:p>
      <text:p text:style-name="P20">Coordenação de Fiscalização de Agrotóxicos – CFA<text:s/></text:p>
      <text:p text:style-name="P21"/>
      <text:p text:style-name="P22">Ilmo. Sr. Coordenador de Fiscalização de Agrotóxico<text:bookmark-end text:name="bkmMapa"/></text:p>
      <text:p text:style-name="P23"><text:bookmark-start text:name="bkmRegistro"/>REQUERIMENTO DE REGISTRO DE COMPONENTES –<text:s/><text:bookmark-start text:name="bkmGoveTipo"/>Governamental Agency<text:bookmark-end text:name="bkmGoveTipo"/></text:p>
      <text:p text:style-name="P24"><text:bookmark-start text:name="bkmExtensao"/><text:bookmark-end text:name="bkmRegistro"/>REQUERIMENTO DE EXTENSÃO DE USO PRETENDIDO PARA REGISTRO DE COMPONENTES –<text:s/><text:bookmark-start text:name="bkmGoveTipo2"/>Governamental Agency<text:bookmark-end text:name="bkmGoveTipo2"/><text:s text:c="2"/><text:bookmark-end text:name="bkmExtensao"/></text:p>
      <text:p text:style-name="P25"><text:span text:style-name="T26">A empresa ALTA – América Latina Tecnologia Agrícola, estabelecida à Avenida Sete de Setembro, 4.923, 19º andar, Batel, Curitiba/PR, com base no Decreto 4.074 de 4 de Janeiro de 2002, e seu Anexo IV, e Decreto nº 5.549, de 23 de setembro de 2005, vem requerer a V.Sa., a avaliação dos produtos abaixo listados, utilizados na formulação do produto<text:s/></text:span><text:bookmark-start text:name="bkmFormNome"/><text:span text:style-name="T27">Product/Formulated/Name</text:span><text:bookmark-end text:name="bkmFormNome"/><text:span text:style-name="T28">, para fins de<text:s/></text:span><text:bookmark-start text:name="bkmTipo"/><text:span text:style-name="T29">Tipo</text:span><text:bookmark-end text:name="bkmTipo"/><text:span text:style-name="T30">, para o que presta as informações e junta documentação necessária:</text:span></text:p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Normal"><text:bookmark-start text:name="bkmExtensao2"/><text:span text:style-name="T41">Nome<text:s/></text:span><text:span text:style-name="T42">Quimico</text:span><text:span text:style-name="T43"><text:s/></text:span></text:p>
          </table:table-cell>
          <table:table-cell table:style-name="TableCell44">
            <text:p text:style-name="Normal"><text:span text:style-name="T45">Nome<text:s/></text:span><text:span text:style-name="T46">comum</text:span><text:span text:style-name="T47"><text:s/></text:span></text:p>
          </table:table-cell>
          <table:table-cell table:style-name="TableCell48">
            <text:p text:style-name="Normal"><text:span text:style-name="T49">Marca Comercial</text:span></text:p>
          </table:table-cell>
          <table:table-cell table:style-name="TableCell50">
            <text:p text:style-name="Normal"><text:span text:style-name="T51">Fabricante/Fornecedor</text:span></text:p>
          </table:table-cell>
          <table:table-cell table:style-name="TableCell52">
            <text:p text:style-name="P53">Nº SIC</text:p>
          </table:table-cell>
        </table:table-row>
        <table:table-row table:style-name="TableRow54">
          <table:table-cell table:style-name="TableCell55">
            <text:p text:style-name="Normal"><text:bookmark-start text:name="bkmCompQuimNome"/><text:bookmark-start text:name="bkmTabelaComp"/><text:span text:style-name="T56">Component/Chemical name</text:span><text:bookmark-end text:name="bkmCompQuimNome"/></text:p>
          </table:table-cell>
          <table:table-cell table:style-name="TableCell57">
            <text:p text:style-name="Normal"><text:bookmark-start text:name="bkmCompName"/><text:span text:style-name="T58">Component/Common name</text:span><text:bookmark-end text:name="bkmCompName"/></text:p>
          </table:table-cell>
          <table:table-cell table:style-name="TableCell59">
            <text:p text:style-name="Normal"><text:bookmark-start text:name="bkmCompMarca"/><text:span text:style-name="T60">Component/Name</text:span><text:bookmark-end text:name="bkmCompMarca"/></text:p>
          </table:table-cell>
          <table:table-cell table:style-name="TableCell61">
            <text:p text:style-name="Normal"><text:bookmark-start text:name="bkmCompSourNome"/><text:span text:style-name="T62">Component/Source/Name</text:span><text:bookmark-end text:name="bkmCompSourNome"/></text:p>
          </table:table-cell>
          <table:table-cell table:style-name="TableCell63">
            <text:p text:style-name="P64"><text:bookmark-start text:name="bkmCompSIC"/><text:span text:style-name="T65">Component/Protocol/ Petitioning ANVISA</text:span><text:bookmark-end text:name="bkmCompSIC"/></text:p>
          </table:table-cell>
        </table:table-row>
      </table:table>
      <text:p text:style-name="P66"><text:bookmark-end text:name="bkmExtensao2"/><text:bookmark-end text:name="bkmTabelaComp"/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Normal"><text:bookmark-start text:name="bkmRegistro2"/><text:span text:style-name="T74">Nome<text:s/></text:span><text:span text:style-name="T75">Quimico</text:span><text:span text:style-name="T76"><text:s/></text:span></text:p>
          </table:table-cell>
          <table:table-cell table:style-name="TableCell77">
            <text:p text:style-name="Normal"><text:span text:style-name="T78">Nome<text:s/></text:span><text:span text:style-name="T79">comum</text:span><text:span text:style-name="T80"><text:s/></text:span></text:p>
          </table:table-cell>
          <table:table-cell table:style-name="TableCell81">
            <text:p text:style-name="Normal"><text:span text:style-name="T82">Marca Comercial</text:span></text:p>
          </table:table-cell>
          <table:table-cell table:style-name="TableCell83">
            <text:p text:style-name="Normal"><text:span text:style-name="T84">Fabricante/Fornecedor</text:span></text:p>
          </table:table-cell>
        </table:table-row>
        <table:table-row table:style-name="TableRow85">
          <table:table-cell table:style-name="TableCell86">
            <text:p text:style-name="Normal"><text:bookmark-start text:name="bkmCompQuimNome2"/><text:bookmark-start text:name="bkmTabelaComp2"/><text:span text:style-name="T87">Component/Chemical name</text:span><text:bookmark-end text:name="bkmCompQuimNome2"/></text:p>
          </table:table-cell>
          <table:table-cell table:style-name="TableCell88">
            <text:p text:style-name="Normal"><text:bookmark-start text:name="bkmCompName2"/><text:span text:style-name="T89">Component/Common name</text:span><text:bookmark-end text:name="bkmCompName2"/></text:p>
          </table:table-cell>
          <table:table-cell table:style-name="TableCell90">
            <text:p text:style-name="Normal"><text:bookmark-start text:name="bkmCompMarca2"/><text:span text:style-name="T91">Component/Name</text:span><text:bookmark-end text:name="bkmCompMarca2"/></text:p>
          </table:table-cell>
          <table:table-cell table:style-name="TableCell92">
            <text:p text:style-name="Normal"><text:bookmark-start text:name="bkmCompSourNome2"/><text:span text:style-name="T93">Component/Source/Name</text:span><text:bookmark-end text:name="bkmCompSourNome2"/></text:p>
          </table:table-cell>
        </table:table-row>
      </table:table>
      <text:p text:style-name="P94"><text:bookmark-end text:name="bkmRegistro2"/><text:bookmark-end text:name="bkmTabelaComp2"/></text:p>
      <text:p text:style-name="P95"/>
      <text:p text:style-name="P96">Salientamos que para os componentes, fica estabelecido que todas as informações constantes dos diversos produtos são de propriedade dos fabricantes e fornecedores dos mesmos, não cabendo à<text:s/>ALTA – América Latina Tecnologia Agrícola Ltda.<text:s/>qualquer responsabilidade sobre elas.</text:p>
      <text:p text:style-name="P97"/>
      <text:p text:style-name="P98">Anexos:</text:p>
      <text:p text:style-name="P99"/>
      <text:list text:style-name="LFO3">
        <text:list-item text:start-value="1">
          <text:p text:style-name="P100"><text:bookmark-start text:name="bkmRegistro3"/><text:soft-page-break/><text:span text:style-name="T101">Relatório de Registro de Componentes</text:span><text:span text:style-name="T102"><text:s/></text:span><text:span text:style-name="T103">Agrotóxicos, gerado no sistema de peticionamentos da Agência Nacional de Vigilância Santinária - SIC, transação nº</text:span><text:span text:style-name="T104"><text:s/></text:span><text:bookmark-start text:name="bkmProtSIC2"/><text:span text:style-name="T105">Component/Protocol/ Petitioning ANVISA</text:span><text:bookmark-end text:name="bkmProtSIC2"/><text:span text:style-name="T106">;</text:span></text:p>
        </text:list-item>
      </text:list>
      <text:p text:style-name="P107"/>
      <text:list text:style-name="LFO3" text:continue-numbering="true">
        <text:list-item>
          <text:p text:style-name="P108"><text:bookmark-end text:name="bkmRegistro3"/>Comprovante de que a empresa requerente está devidamente registrada junto ao órgão competente do Estado, do Distrito Federal ou do Município;</text:p>
        </text:list-item>
      </text:list>
      <text:p text:style-name="P109"/>
      <text:p text:style-name="P110">A empresa ALTA – América Latina Tecnologia Agrícola está devidamente cadastrada junto ao órgão SEAB/PR sob o nº 003483 conforme dados cadastrais da empresa junto à CGAA.</text:p>
      <text:p text:style-name="P111"/>
      <text:list text:style-name="LFO3" text:continue-numbering="true">
        <text:list-item>
          <text:p text:style-name="P112"><text:bookmark-start text:name="bkmAssName"/><text:span text:style-name="T113">User/Name</text:span><text:bookmark-end text:name="bkmAssName"/><text:span text:style-name="T114"><text:s/>é representante legal da empresa ALTA – América Latina Tecnologia Agrícola, conforme consta na Procuração para Representante Legal, constante na pasta cadastral junto à CGAA;</text:span></text:p>
        </text:list-item>
      </text:list>
      <text:p text:style-name="P115"><text:bookmark-start text:name="bkmAnvisa2"/><text:bookmark-start text:name="bkmRegistro4"/></text:p>
      <text:list text:style-name="LFO3" text:continue-numbering="true">
        <text:list-item>
          <text:p text:style-name="P116"><text:span text:style-name="T117">Taxa paga no valor de R$</text:span><text:span text:style-name="T118"><text:s/></text:span><text:bookmark-start text:name="bkmProtTax"/><text:span text:style-name="T119">Component/Protocol/ <text:s/>ANVISA Tax</text:span><text:bookmark-end text:name="bkmProtTax"/><text:span text:style-name="T120">,<text:s/></text:span><text:span text:style-name="T121">referente ao peticionamento nº</text:span><text:span text:style-name="T122"><text:s/></text:span><text:bookmark-start text:name="bkmProtSIC"/><text:span text:style-name="T123">Component/Protocol/ Petitioning ANVISA</text:span><text:bookmark-end text:name="bkmProtSIC"/><text:span text:style-name="T124">;</text:span></text:p>
        </text:list-item>
      </text:list>
      <text:p text:style-name="P125"><text:bookmark-end text:name="bkmAnvisa2"/></text:p>
      <text:list text:style-name="LFO3" text:continue-numbering="true">
        <text:list-item>
          <text:p text:style-name="P126">Anexo IV, documentação e informações fornecidas pelos fabricantes e fornecedores dos componentes.</text:p>
        </text:list-item>
      </text:list>
      <text:p text:style-name="P127"><text:bookmark-end text:name="bkmRegistro4"/><text:s/><text:bookmark-start text:name="bkmExtensao3"/></text:p>
      <text:list text:style-name="LFO3" text:continue-numbering="true">
        <text:list-item>
          <text:p text:style-name="P128"><text:span text:style-name="T129">Segue anexa cópia autenticada dos protocolos de requerimento de registro de componentes para o produto<text:s/></text:span><text:bookmark-start text:name="bkmFormNome2"/><text:span text:style-name="T130">Product/Formulated/Name</text:span><text:bookmark-end text:name="bkmFormNome2"/><text:span text:style-name="T131">,<text:s/></text:span><text:span text:style-name="T132">no MAPA, ANVISA e IBAMA, protocolados em<text:s/></text:span><text:bookmark-start text:name="bmkProRegData"/><text:span text:style-name="T133">Process/Federal registration/MAPA protocol date</text:span><text:bookmark-end text:name="bmkProRegData"/><text:span text:style-name="T134">:</text:span></text:p>
        </text:list-item>
      </text:list>
      <text:p text:style-name="P135"/>
      <text:p text:style-name="P136"><text:span text:style-name="T137">- Processo no MAPA sob nº<text:s/></text:span><text:bookmark-start text:name="bkmRegMapa"/><text:span text:style-name="T138">Process/Federal Registration/ MAPA Protocol</text:span><text:bookmark-end text:name="bkmRegMapa"/></text:p>
      <text:p text:style-name="P139"><text:span text:style-name="T140">- Processo na ANVISA sob nº<text:s/></text:span><text:bookmark-start text:name="bkmRegAnvisa"/><text:span text:style-name="T141">Process/Federal Registration/ Anvisa Protocol</text:span><text:bookmark-end text:name="bkmRegAnvisa"/></text:p>
      <text:p text:style-name="P142"><text:span text:style-name="T143">- Processo no IBAMA sob nº<text:s/></text:span><text:bookmark-start text:name="bkmRegIbama"/><text:span text:style-name="T144">Process/Federal Registration/ Ibama Protocol</text:span><text:bookmark-end text:name="bkmRegIbama"/></text:p>
      <text:p text:style-name="P145"/>
      <text:list text:style-name="LFO3" text:continue-numbering="true">
        <text:list-item>
          <text:p text:style-name="P146"><text:span text:style-name="T147">Relatório de Registro de Componentes, gerado no SIC (Sistema de Informações de Componentes Agrotóxicos) da ANVISA com os respectivos anexo IV, documentação e informações fornecidas pelos fabricantes e fornecedores de cada componente.</text:span></text:p>
        </text:list-item>
      </text:list>
      <text:p text:style-name="P148"/>
      <text:p text:style-name="P149"><text:bookmark-end text:name="bkmExtensao3"/></text:p>
      <text:p text:style-name="P150"/>
      <text:p text:style-name="P151"/>
      <text:p text:style-name="P152"/>
      <text:p text:style-name="P153"/>
      <text:p text:style-name="P154"><text:span text:style-name="T155">Curitiba,<text:s/></text:span><text:bookmark-start text:name="bkmData"/><text:span text:style-name="T156">Date</text:span><text:bookmark-end text:name="bkmData"/></text:p>
      <text:h text:style-name="P157" text:outline-level="2"/>
      <text:p text:style-name="P158"/>
      <text:p text:style-name="P159"/>
      <text:p text:style-name="P160"/>
      <text:p text:style-name="P161"/>
      <text:p text:style-name="P162"/>
      <text:p text:style-name="P163"/>
      <text:p text:style-name="P164"><text:span text:style-name="T165">ALTA – América Latina Tecnologia Agrícola</text:span></text:p>
      <text:p text:style-name="P166"><text:span text:style-name="T167">Responsável Técnico e Legal</text:span></text:p>
      <text:p text:style-name="P168"><text:bookmark-start text:name="bkmAssCargo"/><text:span text:style-name="T169">User/Job title</text:span><text:bookmark-end text:name="bkmAssCargo"/><text:span text:style-name="T170"><text:s/></text:span><text:bookmark-start text:name="bkmAssName2"/><text:span text:style-name="T171">User/Name</text:span><text:bookmark-end text:name="bkmAssName2"/><text:span text:style-name="T172"><text:s/>/<text:s/></text:span><text:bookmark-start text:name="bkmAssCr"/><text:span text:style-name="T173">User/Regional council</text:span><text:bookmark-end text:name="bkmAssCr"/></text:p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margin-left="0.1972in" fo:background-color="transparent" style:tab-stop-distance="0.4916in">
        <style:tab-stops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font-style="italic" style:font-style-asian="italic" style:font-style-complex="italic" fo:font-size="11pt" style:font-size-asian="11pt" fo:language="en" fo:country="US" fo:hyphenate="false"/>
    </style:style>
    <style:style style:name="Normal" style:display-name="Normal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font-size-complex="12pt" fo:language="en" fo:country="US" style:language-asian="pt" style:country-asian="B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style:font-size-complex="10pt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0pt" style:language-asian="pt" style:country-asian="BR"/>
    </style:style>
    <style:style style:name="Númerodepágina" style:display-name="Número de página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weight="bold" style:font-weight-asian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">
        <style:list-level-properties text:space-before="0.5972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0972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97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097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972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0972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972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0972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972in" text:min-label-width="0.25in"/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7in" fo:page-height="11.6944in" style:print-orientation="portrait" fo:margin-top="1.3777in" fo:margin-left="1.1812in" fo:margin-bottom="0.3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937in"/>
      </style:header-style>
      <style:footer-style>
        <style:header-footer-properties style:dynamic-spacing="true" fo:min-height="0.6041in"/>
      </style:footer-style>
    </style:page-layout>
    <style:style style:name="P2" style:parent-style-name="Encabezado" style:family="paragraph">
      <style:paragraph-properties>
        <style:tab-stops>
          <style:tab-stop style:type="left" style:position="0.1354in"/>
          <style:tab-stop style:type="center" style:position="2.9527in"/>
          <style:tab-stop style:type="right" style:position="5.9062in"/>
        </style:tab-stops>
      </style:paragraph-properties>
      <style:text-properties fo:font-size="8pt" style:font-size-asian="8pt" style:font-size-complex="8pt" fo:language="en" fo:country="US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9:06:00Z</meta:creation-date>
    <dc:date>2012-12-13T19:06:00Z</dc:date>
    <meta:print-date>2010-04-29T20:47:00Z</meta:print-date>
    <meta:template xlink:href="RequerimentoComp.dotx" xlink:type="simple"/>
    <meta:editing-cycles>1</meta:editing-cycles>
    <meta:editing-duration>PT0S</meta:editing-duration>
    <meta:document-statistic meta:page-count="2" meta:paragraph-count="7" meta:word-count="604" meta:character-count="3924" meta:row-count="27" meta:non-whitespace-character-count="3327"/>
  </office:meta>
</office:document-meta>
</file>